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solid" svg:stroke-width="0.7cm" svg:stroke-color="#000000" draw:fill="none" draw:fill-color="#ffffff" draw:textarea-vertical-align="middle" fo:padding-top="0.475cm" fo:padding-bottom="0.475cm" fo:padding-left="0.6cm" fo:padding-right="0.6cm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Default">
        <draw:polygon draw:style-name="gr1" draw:text-style-name="P1" draw:layer="layout" svg:width="12.801cm" svg:height="11.635cm" draw:transform="skewX (-5.00162079676414E-017) rotate (-2.07641821109765) translate (20.080324144472cm 11.7360796234935cm)" svg:viewBox="0 0 12802 11636" draw:points="0,11636 12802,11636 6360,0 223,11627">
          <text:p/>
        </draw:polygon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ubhraman Sarkar</meta:initial-creator>
    <meta:creation-date>2014-05-13T13:56:00</meta:creation-date>
    <dc:date>2014-05-13T13:58:13</dc:date>
    <dc:creator>Subhraman Sarkar</dc:creator>
    <meta:editing-duration>PT48S</meta:editing-duration>
    <meta:editing-cycles>1</meta:editing-cycles>
    <meta:document-statistic meta:object-count="1"/>
    <meta:generator>LibreOffice/3.4$Unix LibreOffice_project/340m1$Build-302</meta:generator>
    <meta:user-defined meta:name="Info 1"/>
    <meta:user-defined meta:name="Info 2"/>
    <meta:user-defined meta:name="Info 3"/>
    <meta:user-defined meta:name="Info 4"/>
  </office:meta>
</office:document-meta>
</file>